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HAB'S CONQUEST (20:1-4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HAB'S CONQUEST (20:1-4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occasion (20:1-2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First occasion (20:1-21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hab's response (20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hab's response (20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Ben-hadad to Ahab (20:2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hab to Ben-hadad (20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First occasion (20:1-21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Ahab's response (20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Ahab's rebellion (20:5-1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Ahab's rebellion (20:5-12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further demands (20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fury of Ahab (20:7-9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inal words (20:10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First occasion (20:1-21):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Ahab's response (20:1-4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hab's rebellion (20:5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hab's reassurance (20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hab's routing (20:15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AHAB'S CONQUEST (20:1-43):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First occasion (20:1-2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Second occasion (20:22-4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-title-Title-Slide" presentation:presentation-page-layout-name="Master1-PPL1" draw:id="Slide-264">
        <draw:frame draw:id="id99" presentation:style-name="a548" draw:name="Title 1" svg:x="1.38in" svg:y="0.83in" svg:width="10.3in" svg:height="4.42in" presentation:class="title" presentation:placeholder="false">
          <draw:text-box>
            <text:p text:style-name="a547" text:class-names="" text:cond-style-name=""><text:span text:style-name="a545" text:class-names=""><text:s text:c="1"/>Second occasion (20:22-43)<text:s text:c="1"/></text:span><text:span text:style-name="a546" text:class-names=""/></text:p>
          </draw:text-box>
          <svg:title/>
          <svg:desc/>
        </draw:frame>
        <draw:frame draw:id="id100" presentation:style-name="a553" draw:name="Subtitle 2" svg:x="1.38in" svg:y="5.25in" svg:width="10.3in" svg:height="1.85in" presentation:class="subtitle" presentation:placeholder="false">
          <draw:text-box>
            <text:p text:style-name="a550" text:class-names="" text:cond-style-name=""><text:span text:style-name="a549" text:class-names=""><text:s text:c="1"/>The counsel (20:22-28)<text:s text:c="1"/></text:span></text:p>
            <text:p text:style-name="a552" text:class-names="" text:cond-style-name=""><text:span text:style-name="a551" text:class-names=""/></text:p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counsel (20:22-28)<text:s text:c="1"/></text:span><text:span text:style-name="a556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preparation (20:2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esumption (20:23-2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(20:2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Second occasion (20:22-43)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counsel (20:22-28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conflict (20:29-3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clusion (20:31-4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clusion (20:31-43):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agreement (20:31-3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ccusation (20:35-4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accusation (20:35-43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example (20:35-40):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explanation (20:40-4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clusion (20:31-43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agreement (20:31-3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ccusation (20:35-4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Second occasion (20:22-43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ounsel (20:22-28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onflict (20:29-3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onclusion (20:31-4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AHAB'S CONQUEST (20:1-43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First occasion (20:1-2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econd occasion (20:22-4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1 Kings 20-21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HAB'S CONQUEST (20:1-4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HAB'S CONSPIRACY (21:1-16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AHAB'S CONSPIRACY (21:1-16)<text:s text:c="1"/></text:span><text:span text:style-name="a685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Ahab's request (21:1-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Naboth's refusal (21:3-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zebel's reprisal (21:5-1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Jezebel's reprisal (21:5-16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Naboth is maligned (21:5-1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aboth is murdered (21:11-1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AHAB'S CONSPIRACY (21:1-16)<text:s text:c="1"/></text:span><text:span text:style-name="a718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hab's request (21:1-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Naboth's refusal (21:3-4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zebel's reprisal (21:5-16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1 Kings 20-21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AHAB'S CONQUEST (20:1-4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HAB'S CONSPIRACY (21:1-16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AHAB'S CONDEMNATION (21:17-2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AHAB'S CONTRITION (21:25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0-21</dc:title>
    <meta:initial-creator>David STRICKLAND</meta:initial-creator>
    <dc:creator>David STRICKLAND</dc:creator>
    <meta:creation-date>2020-02-24T11:15:42Z</meta:creation-date>
    <dc:date>2020-02-24T11:15:42Z</dc:date>
    <meta:template xlink:href="BibleStudy" xlink:type="simple"/>
    <meta:editing-cycles>1</meta:editing-cycles>
    <meta:editing-duration>PT0S</meta:editing-duration>
    <meta:document-statistic meta:paragraph-count="69" meta:word-count="401"/>
  </office:meta>
</office:document-meta>
</file>